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ackground-color="#e6e6e6">
        <style:background-image/>
      </style:paragraph-properties>
      <style:text-properties style:font-name="Georgia" fo:font-size="18pt" fo:font-style="italic" fo:font-weight="bold" style:font-size-asian="18pt" style:font-style-asian="italic" style:font-weight-asian="bold" style:font-size-complex="18pt" style:font-style-complex="italic" style:font-weight-complex="bold"/>
    </style:style>
    <style:style style:name="P2" style:family="paragraph" style:parent-style-name="Standard">
      <style:paragraph-properties fo:text-align="center" style:justify-single-word="false" fo:background-color="#e6e6e6">
        <style:background-image/>
      </style:paragraph-properties>
      <style:text-properties style:font-name="Georgia" fo:font-size="15pt" fo:font-style="italic" fo:font-weight="bold" style:font-size-asian="15pt" style:font-style-asian="italic" style:font-weight-asian="bold" style:font-size-complex="15pt" style:font-style-complex="italic" style:font-weight-complex="bold"/>
    </style:style>
    <style:style style:name="P3" style:family="paragraph" style:parent-style-name="Standard">
      <style:paragraph-properties>
        <style:tab-stops>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style:tab-stops>
          <style:tab-stop style:position="0cm"/>
          <style:tab-stop style:position="5.874cm"/>
        </style:tab-stops>
      </style:paragraph-properties>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P5" style:family="paragraph" style:parent-style-name="Standard" style:list-style-name="L1">
      <style:paragraph-properties>
        <style:tab-stops>
          <style:tab-stop style:position="0cm"/>
          <style:tab-stop style:position="5.874cm"/>
        </style:tab-stops>
      </style:paragraph-properties>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P6" style:family="paragraph" style:parent-style-name="Standard" style:list-style-name="L1">
      <style:paragraph-properties>
        <style:tab-stops>
          <style:tab-stop style:position="5.874cm"/>
        </style:tab-stops>
      </style:paragraph-properties>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P7" style:family="paragraph" style:parent-style-name="Standard" style:list-style-name="L1">
      <style:paragraph-properties>
        <style:tab-stops>
          <style:tab-stop style:position="0cm"/>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style:tab-stops>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paragraph-properties>
        <style:tab-stops>
          <style:tab-stop style:position="5.874cm"/>
        </style:tab-stops>
      </style:paragraph-properties>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paragraph-properties>
        <style:tab-stops>
          <style:tab-stop style:position="0cm"/>
          <style:tab-stop style:position="5.874cm"/>
        </style:tab-stops>
      </style:paragraph-properties>
    </style:style>
    <style:style style:name="P11" style:family="paragraph" style:parent-style-name="Standard">
      <style:paragraph-properties>
        <style:tab-stops>
          <style:tab-stop style:position="5.874cm"/>
        </style:tab-stops>
      </style:paragraph-properties>
    </style:style>
    <style:style style:name="P12" style:family="paragraph" style:parent-style-name="Standard" style:list-style-name="L1">
      <style:paragraph-properties>
        <style:tab-stops>
          <style:tab-stop style:position="5.874cm"/>
        </style:tab-stops>
      </style:paragraph-properties>
    </style:style>
    <style:style style:name="P13" style:family="paragraph" style:parent-style-name="Standard">
      <style:paragraph-properties fo:text-align="center" style:justify-single-word="false" fo:background-color="#e6e6e6">
        <style:background-image/>
      </style:paragraph-properties>
      <style:text-properties style:font-name="Georgia" fo:font-size="15pt" fo:font-style="italic" fo:font-weight="bold" style:font-size-asian="15pt" style:font-style-asian="italic" style:font-weight-asian="bold" style:font-size-complex="15pt" style:font-style-complex="italic" style:font-weight-complex="bold"/>
    </style:style>
    <style:style style:name="P14" style:family="paragraph" style:parent-style-name="Table_20_Contents">
      <style:paragraph-properties fo:text-align="center" style:justify-single-word="false"/>
      <style:text-properties fo:font-style="italic" style:font-style-asian="italic" style:font-style-complex="italic"/>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style="normal" style:font-style-asian="normal" style:font-style-complex="normal"/>
    </style:style>
    <style:style style:name="T1" style:family="text">
      <style:text-properties fo:font-variant="normal" fo:text-transform="none" fo:color="#000000" style:font-name="Georgia" fo:font-size="12pt" fo:letter-spacing="normal" fo:font-style="normal"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font-name="Georgia" fo:font-size="12pt" fo:letter-spacing="normal" fo:font-style="normal" fo:font-weight="bold" style:font-size-asian="12pt" style:font-style-asian="normal" style:font-weight-asian="bold" style:font-size-complex="12pt" style:font-style-complex="normal" style:font-weight-complex="bold"/>
    </style:style>
    <style:style style:name="T3" style:family="text">
      <style:text-properties fo:color="#280099"/>
    </style:style>
    <style:style style:name="T4"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ily SCRUM - Anteckningslogg</text:p>
      <text:p text:style-name="P3"/>
      <text:p text:style-name="P3"/>
      <text:p text:style-name="P2"><text:span text:style-name="T3">Måndag<text:tab/><text:tab/>6/1 -13</text:span><text:tab/></text:p>
      <text:p text:style-name="P3"/>
      <text:list xml:id="list32346672" text:style-name="L1">
        <text:list-item>
          <text:p text:style-name="P5">Vad har jag gjort sedan igår?</text:p>
          <text:p text:style-name="P7">Pluggat och uppdaterat kodtekniker för javascript genom att kolla föreläsningar igen. Främst om konstruktorfunktioner och prototype. </text:p>
          <text:p text:style-name="P7"/>
          <text:p text:style-name="P7">Jag har gjort mallen för HTML dokumentet, skapade en icon i illustrator. </text:p>
          <text:p text:style-name="P7">Gjorde även bakgrund och design i css och valde teckensnittet Georgia. </text:p>
        </text:list-item>
      </text:list>
      <text:p text:style-name="P4"/>
      <text:list xml:id="list33381089" text:continue-numbering="true" text:style-name="L1">
        <text:list-item>
          <text:p text:style-name="P10"><text:span text:style-name="T2">Vad ska jag åstadkomma tills imorgon?<text:line-break/></text:span><text:span text:style-name="T1">Läsa på mer om javascript så jag kan skriva så bra kod som möjligt redan från början. (för att förhindra att behöva göra om koden senare)</text:span></text:p>
          <text:p text:style-name="P7"/>
        </text:list-item>
        <text:list-item>
          <text:p text:style-name="P5">Vad hindrar mig?</text:p>
          <text:p text:style-name="P7">Inget hindrar mig för tillfället. </text:p>
        </text:list-item>
      </text:list>
      <text:p text:style-name="P3"/>
      <text:p text:style-name="P3"/>
      <text:p text:style-name="P3"/>
      <text:p text:style-name="P2"><text:span text:style-name="T3">Tisdag<text:tab/><text:tab/>7/1 -13</text:span><text:tab/></text:p>
      <text:p text:style-name="P3"/>
      <text:list xml:id="list33388003" text:continue-numbering="true" text:style-name="L1">
        <text:list-item>
          <text:p text:style-name="P6">Vad har jag gjort sedan igår?</text:p>
          <text:p text:style-name="P9">Läst på olika tekniker genom att googla + kollade igenom 3 föreläsningar igen och tog printscreen på de kodtekniker jag vill använda. <text:line-break/><text:line-break/>Jag har skrivit en bra javascriptgrund, med tanken att göra det smidigt om jag vill satsa på betyg 4 istället för 3. <text:line-break/><text:line-break/>En ny ikon skapas (med vald bild) när man anropar en funktion och den läggs bredvid den gamla funktionen. <text:line-break/><text:line-break/>När man klickar på den första ikonen kommer ett popup fönster (css). </text:p>
        </text:list-item>
      </text:list>
      <text:p text:style-name="P3"/>
      <text:list xml:id="list33388013" text:continue-numbering="true" text:style-name="L1">
        <text:list-item>
          <text:p text:style-name="P12"><text:span text:style-name="T2">Vad ska jag åstadkomma tills imorgon?<text:line-break/></text:span><text:span text:style-name="T1">Designa <text:s/>och bygga upp strukturen för popupfönster.<text:line-break/>Lägga till laddarikon i popupfönster. <text:line-break/></text:span></text:p>
        </text:list-item>
        <text:list-item>
          <text:p text:style-name="P6">Vad hindrar mig?</text:p>
          <text:p text:style-name="P9">Inget just nu. </text:p>
        </text:list-item>
      </text:list>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text:span text:style-name="T3">Onsdag<text:tab/><text:tab/>8/1 -13</text:span><text:tab/></text:p>
      <text:p text:style-name="P3"/>
      <text:list xml:id="list33364123" text:continue-numbering="true" text:style-name="L1">
        <text:list-item>
          <text:p text:style-name="P6">Vad har jag gjort sedan igår?</text:p>
          <text:p text:style-name="P9">Har byggt upp strukturen för popupfönstret och designat det som jag vill det ska se ut. Jag har uppfyllt några av kraven i projektet som att lägga till icon och text-titel högst upp till vänster i popupfönstret. <text:line-break/>Valt en laddarikon och placerat den längs ned i popupfönstret. </text:p>
          <text:p text:style-name="P9"/>
        </text:list-item>
        <text:list-item>
          <text:p text:style-name="P12"><text:span text:style-name="T2">Vad ska jag åstadkomma tills imorgon?<text:line-break/></text:span><text:span text:style-name="T1">Jag ska läsa på om ajax-anrop och försöka anropa bilderna genom detta. </text:span></text:p>
          <text:p text:style-name="P9"/>
        </text:list-item>
        <text:list-item>
          <text:p text:style-name="P6">Vad hindrar mig?</text:p>
          <text:p text:style-name="P9">Att jag kommer att göra en examen + redovisningar <text:s/>så jag hoppas på att jag hinner med det andra ;)</text:p>
        </text:list-item>
      </text:list>
      <text:p text:style-name="P3"/>
      <text:p text:style-name="P3"/>
      <text:p text:style-name="P2"><text:span text:style-name="T3">Torsdag<text:tab/><text:tab/>9/1 -13</text:span><text:tab/></text:p>
      <text:p text:style-name="P3"/>
      <text:list xml:id="list33375847" text:continue-numbering="true" text:style-name="L1">
        <text:list-item>
          <text:p text:style-name="P6">Vad har jag gjort sedan igår?</text:p>
          <text:p text:style-name="P9">Pluggat i 2 timmar om ajaxanrop och sen försökt få ajaxanropet att fungera. </text:p>
        </text:list-item>
        <text:list-item>
          <text:p text:style-name="P12"><text:span text:style-name="T2">Vad ska jag åstadkomma tills imorgon?<text:line-break/></text:span><text:span text:style-name="T1">Fixa ajaxanropet!</text:span></text:p>
        </text:list-item>
        <text:list-item>
          <text:p text:style-name="P6">Vad hindrar mig?</text:p>
          <text:p text:style-name="P9">Jag har fått ett errormedelande jag inte riktigt vet vad det betyder.</text:p>
        </text:list-item>
      </text:list>
      <text:p text:style-name="P3"/>
      <text:p text:style-name="P2"><text:span text:style-name="T3">Fredag<text:tab/><text:tab/>10/1 -13</text:span><text:tab/></text:p>
      <text:p text:style-name="P3"/>
      <text:list xml:id="list33374459" text:continue-numbering="true" text:style-name="L1">
        <text:list-item>
          <text:p text:style-name="P6">Vad har jag gjort sedan igår?</text:p>
          <text:p text:style-name="P9">Lyckats få ut Ajaxbilderna så att de hamnar i rätt fönster.</text:p>
        </text:list-item>
        <text:list-item>
          <text:p text:style-name="P12"><text:span text:style-name="T2">Vad ska jag åstadkomma tills imorgon?<text:line-break/></text:span><text:span text:style-name="T1">Fixa så man ändrar bakgrunden om man klickar på en tumnagelbild +<text:line-break/>att största bilden ska ange storlek för alla tumnagelbilderna. </text:span></text:p>
        </text:list-item>
        <text:list-item>
          <text:p text:style-name="P6">Vad hindrar mig?</text:p>
          <text:p text:style-name="P9">Inget just nu.</text:p>
          <text:p text:style-name="P9"/>
        </text:list-item>
      </text:list>
      <text:p text:style-name="P2"><text:span text:style-name="T3">Lördag<text:tab/><text:tab/>11/1 -13</text:span><text:tab/></text:p>
      <text:p text:style-name="P3"/>
      <text:list xml:id="list33371402" text:continue-numbering="true" text:style-name="L1">
        <text:list-item>
          <text:p text:style-name="P6">Vad har jag gjort sedan igår?</text:p>
          <text:p text:style-name="P9">Jag har fixat så att man kan ändra bakgrund. Padding runt bilderna. Försökte fixa lite med ajaxanropet och rätta till kod för jag upptäckte att det ändå blev lite fel.</text:p>
        </text:list-item>
        <text:list-item>
          <text:p text:style-name="P12"><text:span text:style-name="T2">Vad ska jag åstadkomma tills imorgon?<text:line-break/></text:span><text:span text:style-name="T1">Fixa laddar-ikon + att det ska ploppa upp ett fönster när man klickar på tumnagelbilderna. </text:span></text:p>
        </text:list-item>
        <text:list-item>
          <text:p text:style-name="P6">Vad hindrar mig?</text:p>
          <text:p text:style-name="P9">Min kod är inte helt strukturerad.</text:p>
        </text:list-item>
      </text:list>
      <text:p text:style-name="P3"/>
      <text:p text:style-name="P3"/>
      <text:p text:style-name="P3"/>
      <text:p text:style-name="P3"/>
      <text:p text:style-name="P2"><text:soft-page-break/><text:span text:style-name="T3">Söndag<text:tab/><text:tab/>12/1 -13</text:span><text:tab/></text:p>
      <text:p text:style-name="P3"/>
      <text:list xml:id="list33365624" text:continue-numbering="true" text:style-name="L1">
        <text:list-item>
          <text:p text:style-name="P6">Vad har jag gjort sedan igår?</text:p>
          <text:p text:style-name="P9">Jag började göra <text:s/>ett ”bildvisar”-fönster. Och det fungerade först, trodde jag, men det blev massa buggar och jag insåg att så som min kod var uppbyggd kommer det aldrig att gå. Så jag bestämde mig för att avbryta sprinten och ändra en av punkterna till att omstrukturera min kod. <text:line-break/><text:line-break/>Började fixa så att laddarikonen skulle synkas och vart den skulle placeras etc. </text:p>
          <text:p text:style-name="P9"/>
        </text:list-item>
        <text:list-item>
          <text:p text:style-name="P12"><text:span text:style-name="T2">Vad ska jag åstadkomma tills imorgon?<text:line-break/></text:span><text:span text:style-name="T1">Då kan jag börja med att fixa ”bildvisar”-fönster! Vilket förhoppningsvis borde fungera.</text:span></text:p>
          <text:p text:style-name="P9"/>
        </text:list-item>
        <text:list-item>
          <text:p text:style-name="P6">Vad hindrar mig?</text:p>
          <text:p text:style-name="P12"><text:span text:style-name="T1">Det tog lite längre tid att strukturera om min kod än jag hade tänkt så jag hamnade en timme över idealtiden. </text:span></text:p>
        </text:list-item>
      </text:list>
      <text:p text:style-name="P3"/>
      <text:p text:style-name="P2"><text:span text:style-name="T3">Måndag<text:tab/><text:tab/>13/1 -13</text:span><text:tab/></text:p>
      <text:p text:style-name="P3"/>
      <text:list xml:id="list33390227" text:continue-numbering="true" text:style-name="L1">
        <text:list-item>
          <text:p text:style-name="P6">Vad har jag gjort sedan igår?</text:p>
          <text:p text:style-name="P9">Jag har gjort så att man kunde öppna bilderna i egen popupruta! </text:p>
          <text:p text:style-name="P9">Fick skapa en ny egen laddarikon i photoshop för jag ville ha en större variant en de man kunde hämta gratis på nätet. <text:s/>Allt funkar med laddarikonen.<text:line-break/> <text:line-break/></text:p>
        </text:list-item>
        <text:list-item>
          <text:p text:style-name="P12"><text:span text:style-name="T2">Vad ska jag åstadkomma tills imorgon?<text:line-break/></text:span><text:span text:style-name="T1">Jag kommer behöva fixa några tekniska grejer, dvs sådant jag inte tänkt på innan. Ex. att en popupruta ska hamna överst om man klickar på den och det finns flera fönster öppna samtidigt. <text:tab/><text:tab/></text:span></text:p>
          <text:p text:style-name="P12"><text:span text:style-name="T1"/></text:p>
        </text:list-item>
        <text:list-item>
          <text:p text:style-name="P6">Vad hindrar mig?</text:p>
          <text:p text:style-name="P9">Att jag inte kommer hinna det jag egentligen ville för betyg 4. Då jag har redovisning imorgon klockan 10.15 <text:s/>och har inte hunnit göra allt jag tänkte.<text:line-break/><text:line-break/>Däremot har jag lagt en bra javascruptgrund för att kunna utan större problem lägga på den funktionalitet som krävdes för betyg 4. </text:p>
        </text:list-item>
      </text:list>
      <text:p text:style-name="P11"/>
      <text:p text:style-name="P2"><text:span text:style-name="T3">Tisdag<text:tab/><text:tab/>14/1 -13</text:span><text:tab/></text:p>
      <text:p text:style-name="P3"/>
      <text:list xml:id="list33390987" text:continue-numbering="true" text:style-name="L1">
        <text:list-item>
          <text:p text:style-name="P6">Vad har jag gjort sedan igår?</text:p>
          <text:p text:style-name="P9">Jag redovisade mitt projekt. Och efter det forstatte jag jobba med min kod (utifall jag skulle hinna med att komma till steg 4 inför restredovisningen då man kunde komplettera. <text:line-break/><text:line-break/>Jag skapade ikon och uppyllde kraven för dag ett, men blev aldrig helt färdig med sprint 5. <text:line-break/></text:p>
        </text:list-item>
        <text:list-item>
          <text:p text:style-name="P12"><text:span text:style-name="T2">Vad ska jag åstadkomma tills imorgon?<text:line-break/></text:span><text:span text:style-name="T1">Imorgon tar jag en paus i mitt projekt tills jag bestämt mig för om jag ska forstätta till steg 4 just nu eller stanna där jag är.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03T12:46:44.11</meta:creation-date>
    <dc:date>2014-01-16T13:22:29.38</dc:date>
    <meta:editing-duration>P3DT11H29M31S</meta:editing-duration>
    <meta:editing-cycles>123</meta:editing-cycles>
    <meta:generator>OpenOffice.org/3.3$Win32 OpenOffice.org_project/330m20$Build-9567</meta:generator>
    <meta:document-statistic meta:table-count="0" meta:image-count="0" meta:object-count="0" meta:page-count="3" meta:paragraph-count="56" meta:word-count="852" meta:character-count="4698"/>
  </office:meta>
</office:document-meta>
</file>